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background-color="#dde8c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Default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nit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J/yr</text:p>
          </table:table-cell>
          <table:table-cell table:number-columns-repeated="3"/>
          <table:table-cell office:value-type="float" office:value="72.7262356" calcext:value-type="float">
            <text:p>72.7262356</text:p>
          </table:table-cell>
          <table:table-cell office:value-type="float" office:value="69.32099" calcext:value-type="float">
            <text:p>69.32099</text:p>
          </table:table-cell>
          <table:table-cell office:value-type="float" office:value="66.2075777" calcext:value-type="float">
            <text:p>66.2075777</text:p>
          </table:table-cell>
          <table:table-cell office:value-type="float" office:value="64.6189722" calcext:value-type="float">
            <text:p>64.6189722</text:p>
          </table:table-cell>
          <table:table-cell office:value-type="float" office:value="62.4275675" calcext:value-type="float">
            <text:p>62.4275675</text:p>
          </table:table-cell>
          <table:table-cell office:value-type="float" office:value="57.9770241" calcext:value-type="float">
            <text:p>57.9770241</text:p>
          </table:table-cell>
          <table:table-cell office:value-type="float" office:value="55.2231865" calcext:value-type="float">
            <text:p>55.2231865</text:p>
          </table:table-cell>
          <table:table-cell office:value-type="float" office:value="52.0046247" calcext:value-type="float">
            <text:p>52.0046247</text:p>
          </table:table-cell>
          <table:table-cell office:value-type="float" office:value="49.6617432" calcext:value-type="float">
            <text:p>49.6617432</text:p>
          </table:table-cell>
          <table:table-cell office:value-type="float" office:value="47.9930328" calcext:value-type="float">
            <text:p>47.9930328</text:p>
          </table:table-cell>
          <table:table-cell office:value-type="float" office:value="46.8077098" calcext:value-type="float">
            <text:p>46.8077098</text:p>
          </table:table-cell>
          <table:table-cell office:value-type="float" office:value="46.9201194" calcext:value-type="float">
            <text:p>46.9201194</text:p>
          </table:table-cell>
          <table:table-cell office:value-type="float" office:value="48.2057074" calcext:value-type="float">
            <text:p>48.2057074</text:p>
          </table:table-cell>
          <table:table-cell office:value-type="float" office:value="51.4202025" calcext:value-type="float">
            <text:p>51.4202025</text:p>
          </table:table-cell>
          <table:table-cell office:value-type="float" office:value="53.994201" calcext:value-type="float">
            <text:p>53.994201</text:p>
          </table:table-cell>
          <table:table-cell office:value-type="float" office:value="54.375952" calcext:value-type="float">
            <text:p>54.375952</text:p>
          </table:table-cell>
          <table:table-cell office:value-type="float" office:value="50.6666671" calcext:value-type="float">
            <text:p>50.6666671</text:p>
          </table:table-cell>
          <table:table-cell office:value-type="float" office:value="48.0616811" calcext:value-type="float">
            <text:p>48.0616811</text:p>
          </table:table-cell>
          <table:table-cell office:value-type="float" office:value="41.6296027" calcext:value-type="float">
            <text:p>41.6296027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EJ/yr</text:p>
          </table:table-cell>
          <table:table-cell office:value-type="float" office:value="1.9240126" calcext:value-type="float">
            <text:p>1.9240126</text:p>
          </table:table-cell>
          <table:table-cell office:value-type="float" office:value="1.6193692" calcext:value-type="float">
            <text:p>1.6193692</text:p>
          </table:table-cell>
          <table:table-cell office:value-type="float" office:value="1.4324444" calcext:value-type="float">
            <text:p>1.4324444</text:p>
          </table:table-cell>
          <table:table-cell office:value-type="float" office:value="1.3961689" calcext:value-type="float">
            <text:p>1.3961689</text:p>
          </table:table-cell>
          <table:table-cell office:value-type="float" office:value="1.4630467" calcext:value-type="float">
            <text:p>1.4630467</text:p>
          </table:table-cell>
          <table:table-cell office:value-type="float" office:value="1.3986564" calcext:value-type="float">
            <text:p>1.3986564</text:p>
          </table:table-cell>
          <table:table-cell office:value-type="float" office:value="1.3841616" calcext:value-type="float">
            <text:p>1.3841616</text:p>
          </table:table-cell>
          <table:table-cell office:value-type="float" office:value="1.2788358" calcext:value-type="float">
            <text:p>1.2788358</text:p>
          </table:table-cell>
          <table:table-cell office:value-type="float" office:value="1.2092362" calcext:value-type="float">
            <text:p>1.2092362</text:p>
          </table:table-cell>
          <table:table-cell office:value-type="float" office:value="1.132809" calcext:value-type="float">
            <text:p>1.132809</text:p>
          </table:table-cell>
          <table:table-cell office:value-type="float" office:value="1.0654923" calcext:value-type="float">
            <text:p>1.0654923</text:p>
          </table:table-cell>
          <table:table-cell office:value-type="float" office:value="0.9254638" calcext:value-type="float">
            <text:p>0.9254638</text:p>
          </table:table-cell>
          <table:table-cell office:value-type="float" office:value="0.8243488" calcext:value-type="float">
            <text:p>0.8243488</text:p>
          </table:table-cell>
          <table:table-cell office:value-type="float" office:value="0.7477714" calcext:value-type="float">
            <text:p>0.7477714</text:p>
          </table:table-cell>
          <table:table-cell office:value-type="float" office:value="0.6794201" calcext:value-type="float">
            <text:p>0.6794201</text:p>
          </table:table-cell>
          <table:table-cell office:value-type="float" office:value="0.5963798" calcext:value-type="float">
            <text:p>0.5963798</text:p>
          </table:table-cell>
          <table:table-cell office:value-type="float" office:value="0.4321722" calcext:value-type="float">
            <text:p>0.4321722</text:p>
          </table:table-cell>
          <table:table-cell office:value-type="float" office:value="0.3835865" calcext:value-type="float">
            <text:p>0.3835865</text:p>
          </table:table-cell>
          <table:table-cell office:value-type="float" office:value="0.310553" calcext:value-type="float">
            <text:p>0.310553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EJ/yr</text:p>
          </table:table-cell>
          <table:table-cell office:value-type="float" office:value="7.0414462" calcext:value-type="float">
            <text:p>7.0414462</text:p>
          </table:table-cell>
          <table:table-cell office:value-type="float" office:value="6.657236" calcext:value-type="float">
            <text:p>6.657236</text:p>
          </table:table-cell>
          <table:table-cell office:value-type="float" office:value="6.2621353" calcext:value-type="float">
            <text:p>6.2621353</text:p>
          </table:table-cell>
          <table:table-cell office:value-type="float" office:value="6.3028143" calcext:value-type="float">
            <text:p>6.3028143</text:p>
          </table:table-cell>
          <table:table-cell office:value-type="float" office:value="6.9638841" calcext:value-type="float">
            <text:p>6.9638841</text:p>
          </table:table-cell>
          <table:table-cell office:value-type="float" office:value="6.5585876" calcext:value-type="float">
            <text:p>6.5585876</text:p>
          </table:table-cell>
          <table:table-cell office:value-type="float" office:value="6.4822588" calcext:value-type="float">
            <text:p>6.4822588</text:p>
          </table:table-cell>
          <table:table-cell office:value-type="float" office:value="6.2910301" calcext:value-type="float">
            <text:p>6.2910301</text:p>
          </table:table-cell>
          <table:table-cell office:value-type="float" office:value="6.2799423" calcext:value-type="float">
            <text:p>6.2799423</text:p>
          </table:table-cell>
          <table:table-cell office:value-type="float" office:value="6.2339729" calcext:value-type="float">
            <text:p>6.2339729</text:p>
          </table:table-cell>
          <table:table-cell office:value-type="float" office:value="6.2090073" calcext:value-type="float">
            <text:p>6.2090073</text:p>
          </table:table-cell>
          <table:table-cell office:value-type="float" office:value="6.1015501" calcext:value-type="float">
            <text:p>6.1015501</text:p>
          </table:table-cell>
          <table:table-cell office:value-type="float" office:value="5.8257335" calcext:value-type="float">
            <text:p>5.8257335</text:p>
          </table:table-cell>
          <table:table-cell office:value-type="float" office:value="5.5423733" calcext:value-type="float">
            <text:p>5.5423733</text:p>
          </table:table-cell>
          <table:table-cell office:value-type="float" office:value="5.2674442" calcext:value-type="float">
            <text:p>5.2674442</text:p>
          </table:table-cell>
          <table:table-cell office:value-type="float" office:value="5.0208206" calcext:value-type="float">
            <text:p>5.0208206</text:p>
          </table:table-cell>
          <table:table-cell office:value-type="float" office:value="3.6114868" calcext:value-type="float">
            <text:p>3.6114868</text:p>
          </table:table-cell>
          <table:table-cell office:value-type="float" office:value="2.9284833" calcext:value-type="float">
            <text:p>2.9284833</text:p>
          </table:table-cell>
          <table:table-cell office:value-type="float" office:value="2.2673879" calcext:value-type="float">
            <text:p>2.2673879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Other Industry</text:p>
          </table:table-cell>
          <table:table-cell office:value-type="string" calcext:value-type="string">
            <text:p>EJ/yr</text:p>
          </table:table-cell>
          <table:table-cell office:value-type="float" office:value="8.4173552" calcext:value-type="float">
            <text:p>8.4173552</text:p>
          </table:table-cell>
          <table:table-cell office:value-type="float" office:value="7.6808061" calcext:value-type="float">
            <text:p>7.6808061</text:p>
          </table:table-cell>
          <table:table-cell office:value-type="float" office:value="7.5851297" calcext:value-type="float">
            <text:p>7.5851297</text:p>
          </table:table-cell>
          <table:table-cell office:value-type="float" office:value="7.5972097" calcext:value-type="float">
            <text:p>7.5972097</text:p>
          </table:table-cell>
          <table:table-cell office:value-type="float" office:value="7.9296671" calcext:value-type="float">
            <text:p>7.9296671</text:p>
          </table:table-cell>
          <table:table-cell office:value-type="float" office:value="7.3264502" calcext:value-type="float">
            <text:p>7.3264502</text:p>
          </table:table-cell>
          <table:table-cell office:value-type="float" office:value="7.0669164" calcext:value-type="float">
            <text:p>7.0669164</text:p>
          </table:table-cell>
          <table:table-cell office:value-type="float" office:value="6.7085059" calcext:value-type="float">
            <text:p>6.7085059</text:p>
          </table:table-cell>
          <table:table-cell office:value-type="float" office:value="6.4709149" calcext:value-type="float">
            <text:p>6.4709149</text:p>
          </table:table-cell>
          <table:table-cell office:value-type="float" office:value="6.2346216" calcext:value-type="float">
            <text:p>6.2346216</text:p>
          </table:table-cell>
          <table:table-cell office:value-type="float" office:value="5.9245733" calcext:value-type="float">
            <text:p>5.9245733</text:p>
          </table:table-cell>
          <table:table-cell office:value-type="float" office:value="5.9023967" calcext:value-type="float">
            <text:p>5.9023967</text:p>
          </table:table-cell>
          <table:table-cell office:value-type="float" office:value="5.4777454" calcext:value-type="float">
            <text:p>5.4777454</text:p>
          </table:table-cell>
          <table:table-cell office:value-type="float" office:value="5.0822719" calcext:value-type="float">
            <text:p>5.0822719</text:p>
          </table:table-cell>
          <table:table-cell office:value-type="float" office:value="4.7341476" calcext:value-type="float">
            <text:p>4.7341476</text:p>
          </table:table-cell>
          <table:table-cell office:value-type="float" office:value="4.2192288" calcext:value-type="float">
            <text:p>4.2192288</text:p>
          </table:table-cell>
          <table:table-cell office:value-type="float" office:value="3.0199215" calcext:value-type="float">
            <text:p>3.0199215</text:p>
          </table:table-cell>
          <table:table-cell office:value-type="float" office:value="2.4242862" calcext:value-type="float">
            <text:p>2.4242862</text:p>
          </table:table-cell>
          <table:table-cell office:value-type="float" office:value="1.8620444" calcext:value-type="float">
            <text:p>1.8620444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J/yr</text:p>
          </table:table-cell>
          <table:table-cell office:value-type="float" office:value="3.4101624" calcext:value-type="float">
            <text:p>3.4101624</text:p>
          </table:table-cell>
          <table:table-cell office:value-type="float" office:value="2.7904646" calcext:value-type="float">
            <text:p>2.7904646</text:p>
          </table:table-cell>
          <table:table-cell office:value-type="float" office:value="2.7984442" calcext:value-type="float">
            <text:p>2.7984442</text:p>
          </table:table-cell>
          <table:table-cell office:value-type="float" office:value="2.2363404" calcext:value-type="float">
            <text:p>2.2363404</text:p>
          </table:table-cell>
          <table:table-cell office:value-type="float" office:value="1.8507123" calcext:value-type="float">
            <text:p>1.8507123</text:p>
          </table:table-cell>
          <table:table-cell office:value-type="float" office:value="1.6567046" calcext:value-type="float">
            <text:p>1.6567046</text:p>
          </table:table-cell>
          <table:table-cell office:value-type="float" office:value="1.4833951" calcext:value-type="float">
            <text:p>1.4833951</text:p>
          </table:table-cell>
          <table:table-cell office:value-type="float" office:value="1.3075001" calcext:value-type="float">
            <text:p>1.3075001</text:p>
          </table:table-cell>
          <table:table-cell office:value-type="float" office:value="1.1932054" calcext:value-type="float">
            <text:p>1.1932054</text:p>
          </table:table-cell>
          <table:table-cell office:value-type="float" office:value="1.1837841" calcext:value-type="float">
            <text:p>1.1837841</text:p>
          </table:table-cell>
          <table:table-cell office:value-type="float" office:value="1.1876621" calcext:value-type="float">
            <text:p>1.1876621</text:p>
          </table:table-cell>
          <table:table-cell office:value-type="float" office:value="1.0920732" calcext:value-type="float">
            <text:p>1.0920732</text:p>
          </table:table-cell>
          <table:table-cell office:value-type="float" office:value="1.0649827" calcext:value-type="float">
            <text:p>1.0649827</text:p>
          </table:table-cell>
          <table:table-cell office:value-type="float" office:value="1.0340708" calcext:value-type="float">
            <text:p>1.0340708</text:p>
          </table:table-cell>
          <table:table-cell office:value-type="float" office:value="0.9717593" calcext:value-type="float">
            <text:p>0.9717593</text:p>
          </table:table-cell>
          <table:table-cell office:value-type="float" office:value="0.9150925" calcext:value-type="float">
            <text:p>0.9150925</text:p>
          </table:table-cell>
          <table:table-cell office:value-type="float" office:value="0.7168884" calcext:value-type="float">
            <text:p>0.7168884</text:p>
          </table:table-cell>
          <table:table-cell office:value-type="float" office:value="0.6702586" calcext:value-type="float">
            <text:p>0.6702586</text:p>
          </table:table-cell>
          <table:table-cell office:value-type="float" office:value="0.6062044" calcext:value-type="float">
            <text:p>0.6062044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EJ/yr</text:p>
          </table:table-cell>
          <table:table-cell/>
          <table:table-cell office:value-type="float" office:value="20.7929764" calcext:value-type="float">
            <text:p>20.7929764</text:p>
          </table:table-cell>
          <table:table-cell office:value-type="float" office:value="18.7478758" calcext:value-type="float">
            <text:p>18.7478758</text:p>
          </table:table-cell>
          <table:table-cell office:value-type="float" office:value="18.0781536" calcext:value-type="float">
            <text:p>18.0781536</text:p>
          </table:table-cell>
          <table:table-cell office:value-type="float" office:value="17.5325333" calcext:value-type="float">
            <text:p>17.5325333</text:p>
          </table:table-cell>
          <table:table-cell office:value-type="float" office:value="18.2073102" calcext:value-type="float">
            <text:p>18.2073102</text:p>
          </table:table-cell>
          <table:table-cell office:value-type="float" office:value="16.9403987" calcext:value-type="float">
            <text:p>16.9403987</text:p>
          </table:table-cell>
          <table:table-cell office:value-type="float" office:value="16.416732" calcext:value-type="float">
            <text:p>16.416732</text:p>
          </table:table-cell>
          <table:table-cell office:value-type="float" office:value="15.5858718" calcext:value-type="float">
            <text:p>15.5858718</text:p>
          </table:table-cell>
          <table:table-cell office:value-type="float" office:value="15.1532988" calcext:value-type="float">
            <text:p>15.1532988</text:p>
          </table:table-cell>
          <table:table-cell office:value-type="float" office:value="14.7851877" calcext:value-type="float">
            <text:p>14.7851877</text:p>
          </table:table-cell>
          <table:table-cell office:value-type="float" office:value="14.386735" calcext:value-type="float">
            <text:p>14.386735</text:p>
          </table:table-cell>
          <table:table-cell office:value-type="float" office:value="14.0214839" calcext:value-type="float">
            <text:p>14.0214839</text:p>
          </table:table-cell>
          <table:table-cell office:value-type="float" office:value="13.1928104" calcext:value-type="float">
            <text:p>13.1928104</text:p>
          </table:table-cell>
          <table:table-cell office:value-type="float" office:value="12.4064874" calcext:value-type="float">
            <text:p>12.4064874</text:p>
          </table:table-cell>
          <table:table-cell office:value-type="float" office:value="11.6527712" calcext:value-type="float">
            <text:p>11.6527712</text:p>
          </table:table-cell>
          <table:table-cell office:value-type="float" office:value="10.7515216" calcext:value-type="float">
            <text:p>10.7515216</text:p>
          </table:table-cell>
          <table:table-cell office:value-type="float" office:value="7.7804689" calcext:value-type="float">
            <text:p>7.7804689</text:p>
          </table:table-cell>
          <table:table-cell office:value-type="float" office:value="6.4066145" calcext:value-type="float">
            <text:p>6.4066145</text:p>
          </table:table-cell>
          <table:table-cell office:value-type="float" office:value="5.0461898" calcext:value-type="float">
            <text:p>5.0461898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EJ/yr</text:p>
          </table:table-cell>
          <table:table-cell/>
          <table:table-cell office:value-type="float" office:value="16.3811631" calcext:value-type="float">
            <text:p>16.3811631</text:p>
          </table:table-cell>
          <table:table-cell office:value-type="float" office:value="16.1470095" calcext:value-type="float">
            <text:p>16.1470095</text:p>
          </table:table-cell>
          <table:table-cell office:value-type="float" office:value="17.2204508" calcext:value-type="float">
            <text:p>17.2204508</text:p>
          </table:table-cell>
          <table:table-cell office:value-type="float" office:value="16.9179193" calcext:value-type="float">
            <text:p>16.9179193</text:p>
          </table:table-cell>
          <table:table-cell office:value-type="float" office:value="15.7702548" calcext:value-type="float">
            <text:p>15.7702548</text:p>
          </table:table-cell>
          <table:table-cell office:value-type="float" office:value="13.9588768" calcext:value-type="float">
            <text:p>13.9588768</text:p>
          </table:table-cell>
          <table:table-cell office:value-type="float" office:value="12.7214239" calcext:value-type="float">
            <text:p>12.7214239</text:p>
          </table:table-cell>
          <table:table-cell office:value-type="float" office:value="12.0062852" calcext:value-type="float">
            <text:p>12.0062852</text:p>
          </table:table-cell>
          <table:table-cell office:value-type="float" office:value="11.6692748" calcext:value-type="float">
            <text:p>11.6692748</text:p>
          </table:table-cell>
          <table:table-cell office:value-type="float" office:value="11.4831629" calcext:value-type="float">
            <text:p>11.4831629</text:p>
          </table:table-cell>
          <table:table-cell office:value-type="float" office:value="11.3739605" calcext:value-type="float">
            <text:p>11.3739605</text:p>
          </table:table-cell>
          <table:table-cell office:value-type="float" office:value="11.2904202" calcext:value-type="float">
            <text:p>11.2904202</text:p>
          </table:table-cell>
          <table:table-cell office:value-type="float" office:value="11.2285938" calcext:value-type="float">
            <text:p>11.2285938</text:p>
          </table:table-cell>
          <table:table-cell office:value-type="float" office:value="11.2902801" calcext:value-type="float">
            <text:p>11.2902801</text:p>
          </table:table-cell>
          <table:table-cell office:value-type="float" office:value="11.3268234" calcext:value-type="float">
            <text:p>11.3268234</text:p>
          </table:table-cell>
          <table:table-cell office:value-type="float" office:value="11.3260266" calcext:value-type="float">
            <text:p>11.3260266</text:p>
          </table:table-cell>
          <table:table-cell office:value-type="float" office:value="10.6860579" calcext:value-type="float">
            <text:p>10.6860579</text:p>
          </table:table-cell>
          <table:table-cell office:value-type="float" office:value="10.6933484" calcext:value-type="float">
            <text:p>10.6933484</text:p>
          </table:table-cell>
          <table:table-cell office:value-type="float" office:value="9.8069122" calcext:value-type="float">
            <text:p>9.806912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J/yr</text:p>
          </table:table-cell>
          <table:table-cell/>
          <table:table-cell office:value-type="float" office:value="19.352827" calcext:value-type="float">
            <text:p>19.352827</text:p>
          </table:table-cell>
          <table:table-cell office:value-type="float" office:value="20.1289142" calcext:value-type="float">
            <text:p>20.1289142</text:p>
          </table:table-cell>
          <table:table-cell office:value-type="float" office:value="17.8754103" calcext:value-type="float">
            <text:p>17.8754103</text:p>
          </table:table-cell>
          <table:table-cell office:value-type="float" office:value="18.4588997" calcext:value-type="float">
            <text:p>18.4588997</text:p>
          </table:table-cell>
          <table:table-cell office:value-type="float" office:value="17.9261048" calcext:value-type="float">
            <text:p>17.9261048</text:p>
          </table:table-cell>
          <table:table-cell office:value-type="float" office:value="17.4280636" calcext:value-type="float">
            <text:p>17.4280636</text:p>
          </table:table-cell>
          <table:table-cell office:value-type="float" office:value="16.7831064" calcext:value-type="float">
            <text:p>16.7831064</text:p>
          </table:table-cell>
          <table:table-cell office:value-type="float" office:value="15.5096639" calcext:value-type="float">
            <text:p>15.5096639</text:p>
          </table:table-cell>
          <table:table-cell office:value-type="float" office:value="14.1874604" calcext:value-type="float">
            <text:p>14.1874604</text:p>
          </table:table-cell>
          <table:table-cell office:value-type="float" office:value="13.289896" calcext:value-type="float">
            <text:p>13.289896</text:p>
          </table:table-cell>
          <table:table-cell office:value-type="float" office:value="12.3969718" calcext:value-type="float">
            <text:p>12.3969718</text:p>
          </table:table-cell>
          <table:table-cell office:value-type="float" office:value="11.8953082" calcext:value-type="float">
            <text:p>11.8953082</text:p>
          </table:table-cell>
          <table:table-cell office:value-type="float" office:value="11.698261" calcext:value-type="float">
            <text:p>11.698261</text:p>
          </table:table-cell>
          <table:table-cell office:value-type="float" office:value="12.0663921" calcext:value-type="float">
            <text:p>12.0663921</text:p>
          </table:table-cell>
          <table:table-cell office:value-type="float" office:value="12.4860924" calcext:value-type="float">
            <text:p>12.4860924</text:p>
          </table:table-cell>
          <table:table-cell office:value-type="float" office:value="12.9740259" calcext:value-type="float">
            <text:p>12.9740259</text:p>
          </table:table-cell>
          <table:table-cell office:value-type="float" office:value="14.1287364" calcext:value-type="float">
            <text:p>14.1287364</text:p>
          </table:table-cell>
          <table:table-cell office:value-type="float" office:value="14.452296" calcext:value-type="float">
            <text:p>14.452296</text:p>
          </table:table-cell>
          <table:table-cell office:value-type="float" office:value="12.7123411" calcext:value-type="float">
            <text:p>12.7123411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J/yr</text:p>
          </table:table-cell>
          <table:table-cell table:number-columns-repeated="3"/>
          <table:table-cell office:value-type="float" office:value="56.5269665" calcext:value-type="float">
            <text:p>56.5269665</text:p>
          </table:table-cell>
          <table:table-cell office:value-type="float" office:value="55.0237995" calcext:value-type="float">
            <text:p>55.0237995</text:p>
          </table:table-cell>
          <table:table-cell office:value-type="float" office:value="53.1740147" calcext:value-type="float">
            <text:p>53.1740147</text:p>
          </table:table-cell>
          <table:table-cell office:value-type="float" office:value="52.9093523" calcext:value-type="float">
            <text:p>52.9093523</text:p>
          </table:table-cell>
          <table:table-cell office:value-type="float" office:value="51.9064859" calcext:value-type="float">
            <text:p>51.9064859</text:p>
          </table:table-cell>
          <table:table-cell office:value-type="float" office:value="48.3301528" calcext:value-type="float">
            <text:p>48.3301528</text:p>
          </table:table-cell>
          <table:table-cell office:value-type="float" office:value="45.9239733" calcext:value-type="float">
            <text:p>45.9239733</text:p>
          </table:table-cell>
          <table:table-cell office:value-type="float" office:value="43.1041338" calcext:value-type="float">
            <text:p>43.1041338</text:p>
          </table:table-cell>
          <table:table-cell office:value-type="float" office:value="41.0113493" calcext:value-type="float">
            <text:p>41.0113493</text:p>
          </table:table-cell>
          <table:table-cell office:value-type="float" office:value="39.5582911" calcext:value-type="float">
            <text:p>39.5582911</text:p>
          </table:table-cell>
          <table:table-cell office:value-type="float" office:value="38.1577118" calcext:value-type="float">
            <text:p>38.1577118</text:p>
          </table:table-cell>
          <table:table-cell office:value-type="float" office:value="37.207262" calcext:value-type="float">
            <text:p>37.207262</text:p>
          </table:table-cell>
          <table:table-cell office:value-type="float" office:value="36.1197147" calcext:value-type="float">
            <text:p>36.1197147</text:p>
          </table:table-cell>
          <table:table-cell office:value-type="float" office:value="35.763208" calcext:value-type="float">
            <text:p>35.763208</text:p>
          </table:table-cell>
          <table:table-cell office:value-type="float" office:value="35.4657378" calcext:value-type="float">
            <text:p>35.4657378</text:p>
          </table:table-cell>
          <table:table-cell office:value-type="float" office:value="35.051625" calcext:value-type="float">
            <text:p>35.051625</text:p>
          </table:table-cell>
          <table:table-cell office:value-type="float" office:value="32.5953247" calcext:value-type="float">
            <text:p>32.5953247</text:p>
          </table:table-cell>
          <table:table-cell office:value-type="float" office:value="31.5523155" calcext:value-type="float">
            <text:p>31.5523155</text:p>
          </table:table-cell>
          <table:table-cell office:value-type="float" office:value="27.5655192" calcext:value-type="float">
            <text:p>27.565519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J/yr</text:p>
          </table:table-cell>
          <table:table-cell table:number-columns-repeated="3"/>
          <table:table-cell office:value-type="float" office:value="59.7330367" calcext:value-type="float">
            <text:p>59.7330367</text:p>
          </table:table-cell>
          <table:table-cell office:value-type="float" office:value="58.0875479" calcext:value-type="float">
            <text:p>58.0875479</text:p>
          </table:table-cell>
          <table:table-cell office:value-type="float" office:value="56.0132836" calcext:value-type="float">
            <text:p>56.0132836</text:p>
          </table:table-cell>
          <table:table-cell office:value-type="float" office:value="55.7815841" calcext:value-type="float">
            <text:p>55.7815841</text:p>
          </table:table-cell>
          <table:table-cell office:value-type="float" office:value="54.8590457" calcext:value-type="float">
            <text:p>54.8590457</text:p>
          </table:table-cell>
          <table:table-cell office:value-type="float" office:value="51.118977" calcext:value-type="float">
            <text:p>51.118977</text:p>
          </table:table-cell>
          <table:table-cell office:value-type="float" office:value="48.5709855" calcext:value-type="float">
            <text:p>48.5709855</text:p>
          </table:table-cell>
          <table:table-cell office:value-type="float" office:value="45.4690463" calcext:value-type="float">
            <text:p>45.4690463</text:p>
          </table:table-cell>
          <table:table-cell office:value-type="float" office:value="43.0772582" calcext:value-type="float">
            <text:p>43.0772582</text:p>
          </table:table-cell>
          <table:table-cell office:value-type="float" office:value="41.6477721" calcext:value-type="float">
            <text:p>41.6477721</text:p>
          </table:table-cell>
          <table:table-cell office:value-type="float" office:value="41.4321756" calcext:value-type="float">
            <text:p>41.4321756</text:p>
          </table:table-cell>
          <table:table-cell office:value-type="float" office:value="43.7561745" calcext:value-type="float">
            <text:p>43.7561745</text:p>
          </table:table-cell>
          <table:table-cell office:value-type="float" office:value="48.6625722" calcext:value-type="float">
            <text:p>48.6625722</text:p>
          </table:table-cell>
          <table:table-cell office:value-type="float" office:value="56.173426" calcext:value-type="float">
            <text:p>56.173426</text:p>
          </table:table-cell>
          <table:table-cell office:value-type="float" office:value="62.7063313" calcext:value-type="float">
            <text:p>62.7063313</text:p>
          </table:table-cell>
          <table:table-cell office:value-type="float" office:value="64.5730288" calcext:value-type="float">
            <text:p>64.5730288</text:p>
          </table:table-cell>
          <table:table-cell office:value-type="float" office:value="60.6704429" calcext:value-type="float">
            <text:p>60.6704429</text:p>
          </table:table-cell>
          <table:table-cell office:value-type="float" office:value="56.1137325" calcext:value-type="float">
            <text:p>56.1137325</text:p>
          </table:table-cell>
          <table:table-cell office:value-type="float" office:value="48.160528" calcext:value-type="float">
            <text:p>48.16052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7.5272919" calcext:value-type="float">
            <text:p>7.5272919</text:p>
          </table:table-cell>
          <table:table-cell office:value-type="float" office:value="7.2263238" calcext:value-type="float">
            <text:p>7.2263238</text:p>
          </table:table-cell>
          <table:table-cell office:value-type="float" office:value="7.6826723" calcext:value-type="float">
            <text:p>7.6826723</text:p>
          </table:table-cell>
          <table:table-cell office:value-type="float" office:value="7.1616089" calcext:value-type="float">
            <text:p>7.1616089</text:p>
          </table:table-cell>
          <table:table-cell office:value-type="float" office:value="5.5424658" calcext:value-type="float">
            <text:p>5.5424658</text:p>
          </table:table-cell>
          <table:table-cell office:value-type="float" office:value="3.3370815" calcext:value-type="float">
            <text:p>3.3370815</text:p>
          </table:table-cell>
          <table:table-cell office:value-type="float" office:value="1.9223212" calcext:value-type="float">
            <text:p>1.9223212</text:p>
          </table:table-cell>
          <table:table-cell office:value-type="float" office:value="1.4950015" calcext:value-type="float">
            <text:p>1.4950015</text:p>
          </table:table-cell>
          <table:table-cell office:value-type="float" office:value="1.4172781" calcext:value-type="float">
            <text:p>1.4172781</text:p>
          </table:table-cell>
          <table:table-cell office:value-type="float" office:value="1.3894671" calcext:value-type="float">
            <text:p>1.3894671</text:p>
          </table:table-cell>
          <table:table-cell office:value-type="float" office:value="1.3700335" calcext:value-type="float">
            <text:p>1.3700335</text:p>
          </table:table-cell>
          <table:table-cell office:value-type="float" office:value="1.3483917" calcext:value-type="float">
            <text:p>1.3483917</text:p>
          </table:table-cell>
          <table:table-cell office:value-type="float" office:value="1.3239185" calcext:value-type="float">
            <text:p>1.3239185</text:p>
          </table:table-cell>
          <table:table-cell office:value-type="float" office:value="1.3261705" calcext:value-type="float">
            <text:p>1.3261705</text:p>
          </table:table-cell>
          <table:table-cell office:value-type="float" office:value="1.3196994" calcext:value-type="float">
            <text:p>1.3196994</text:p>
          </table:table-cell>
          <table:table-cell office:value-type="float" office:value="1.2756725" calcext:value-type="float">
            <text:p>1.2756725</text:p>
          </table:table-cell>
          <table:table-cell office:value-type="float" office:value="1.2920615" calcext:value-type="float">
            <text:p>1.2920615</text:p>
          </table:table-cell>
          <table:table-cell office:value-type="float" office:value="1.2877218" calcext:value-type="float">
            <text:p>1.2877218</text:p>
          </table:table-cell>
          <table:table-cell office:value-type="float" office:value="1.1758939" calcext:value-type="float">
            <text:p>1.1758939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J/yr</text:p>
          </table:table-cell>
          <table:table-cell office:value-type="float" office:value="3.72640296155684" calcext:value-type="float">
            <text:p>3.72640296155684</text:p>
          </table:table-cell>
          <table:table-cell office:value-type="float" office:value="3.90445206640006" calcext:value-type="float">
            <text:p>3.90445206640006</text:p>
          </table:table-cell>
          <table:table-cell office:value-type="float" office:value="4.04147071049996" calcext:value-type="float">
            <text:p>4.04147071049996</text:p>
          </table:table-cell>
          <table:table-cell office:value-type="float" office:value="4.20723187755624" calcext:value-type="float">
            <text:p>4.20723187755624</text:p>
          </table:table-cell>
          <table:table-cell office:value-type="float" office:value="4.21758441726501" calcext:value-type="float">
            <text:p>4.21758441726501</text:p>
          </table:table-cell>
          <table:table-cell office:value-type="float" office:value="4.16934895809372" calcext:value-type="float">
            <text:p>4.16934895809372</text:p>
          </table:table-cell>
          <table:table-cell office:value-type="float" office:value="4.0633593578485" calcext:value-type="float">
            <text:p>4.0633593578485</text:p>
          </table:table-cell>
          <table:table-cell office:value-type="float" office:value="3.8312891817255" calcext:value-type="float">
            <text:p>3.8312891817255</text:p>
          </table:table-cell>
          <table:table-cell office:value-type="float" office:value="3.68353201086903" calcext:value-type="float">
            <text:p>3.68353201086903</text:p>
          </table:table-cell>
          <table:table-cell office:value-type="float" office:value="3.57215746162032" calcext:value-type="float">
            <text:p>3.57215746162032</text:p>
          </table:table-cell>
          <table:table-cell office:value-type="float" office:value="3.51343203557997" calcext:value-type="float">
            <text:p>3.51343203557997</text:p>
          </table:table-cell>
          <table:table-cell office:value-type="float" office:value="3.45663998165796" calcext:value-type="float">
            <text:p>3.45663998165796</text:p>
          </table:table-cell>
          <table:table-cell office:value-type="float" office:value="3.37066140494154" calcext:value-type="float">
            <text:p>3.37066140494154</text:p>
          </table:table-cell>
          <table:table-cell office:value-type="float" office:value="3.34181698990747" calcext:value-type="float">
            <text:p>3.34181698990747</text:p>
          </table:table-cell>
          <table:table-cell office:value-type="float" office:value="3.31750490364437" calcext:value-type="float">
            <text:p>3.31750490364437</text:p>
          </table:table-cell>
          <table:table-cell table:number-columns-repeated="4" office:value-type="float" office:value="3.28601794358678" calcext:value-type="float">
            <text:p>3.28601794358678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EJ/yr</text:p>
          </table:table-cell>
          <table:table-cell table:formula="of:=[.I8]-([.I13]+[.I14])" office:value-type="float" office:value="5.12746823844316" calcext:value-type="float">
            <text:p>5.12746823844316</text:p>
          </table:table-cell>
          <table:table-cell table:formula="of:=[.J8]-([.J13]+[.J14])" office:value-type="float" office:value="5.01623363359994" calcext:value-type="float">
            <text:p>5.01623363359994</text:p>
          </table:table-cell>
          <table:table-cell table:formula="of:=[.K8]-([.K13]+[.K14])" office:value-type="float" office:value="5.49630778950004" calcext:value-type="float">
            <text:p>5.49630778950004</text:p>
          </table:table-cell>
          <table:table-cell table:formula="of:=[.L8]-([.L13]+[.L14])" office:value-type="float" office:value="5.54907852244376" calcext:value-type="float">
            <text:p>5.54907852244376</text:p>
          </table:table-cell>
          <table:table-cell table:formula="of:=[.M8]-([.M13]+[.M14])" office:value-type="float" office:value="6.01020458273499" calcext:value-type="float">
            <text:p>6.01020458273499</text:p>
          </table:table-cell>
          <table:table-cell table:formula="of:=[.N8]-([.N13]+[.N14])" office:value-type="float" office:value="6.45244634190628" calcext:value-type="float">
            <text:p>6.45244634190628</text:p>
          </table:table-cell>
          <table:table-cell table:formula="of:=[.O8]-([.O13]+[.O14])" office:value-type="float" office:value="6.7357433421515" calcext:value-type="float">
            <text:p>6.7357433421515</text:p>
          </table:table-cell>
          <table:table-cell table:formula="of:=[.P8]-([.P13]+[.P14])" office:value-type="float" office:value="6.6799945182745" calcext:value-type="float">
            <text:p>6.6799945182745</text:p>
          </table:table-cell>
          <table:table-cell table:formula="of:=[.Q8]-([.Q13]+[.Q14])" office:value-type="float" office:value="6.56846468913097" calcext:value-type="float">
            <text:p>6.56846468913097</text:p>
          </table:table-cell>
          <table:table-cell table:formula="of:=[.R8]-([.R13]+[.R14])" office:value-type="float" office:value="6.52153833837968" calcext:value-type="float">
            <text:p>6.52153833837968</text:p>
          </table:table-cell>
          <table:table-cell table:formula="of:=[.S8]-([.S13]+[.S14])" office:value-type="float" office:value="6.49049496442003" calcext:value-type="float">
            <text:p>6.49049496442003</text:p>
          </table:table-cell>
          <table:table-cell table:formula="of:=[.T8]-([.T13]+[.T14])" office:value-type="float" office:value="6.48538851834204" calcext:value-type="float">
            <text:p>6.48538851834204</text:p>
          </table:table-cell>
          <table:table-cell table:formula="of:=[.U8]-([.U13]+[.U14])" office:value-type="float" office:value="6.53401389505846" calcext:value-type="float">
            <text:p>6.53401389505846</text:p>
          </table:table-cell>
          <table:table-cell table:formula="of:=[.V8]-([.V13]+[.V14])" office:value-type="float" office:value="6.62229261009253" calcext:value-type="float">
            <text:p>6.62229261009253</text:p>
          </table:table-cell>
          <table:table-cell table:formula="of:=[.W8]-([.W13]+[.W14])" office:value-type="float" office:value="6.68961909635563" calcext:value-type="float">
            <text:p>6.68961909635563</text:p>
          </table:table-cell>
          <table:table-cell table:formula="of:=[.X8]-([.X13]+[.X14])" office:value-type="float" office:value="6.76433615641322" calcext:value-type="float">
            <text:p>6.76433615641322</text:p>
          </table:table-cell>
          <table:table-cell table:formula="of:=[.Y8]-([.Y13]+[.Y14])" office:value-type="float" office:value="6.10797845641322" calcext:value-type="float">
            <text:p>6.10797845641322</text:p>
          </table:table-cell>
          <table:table-cell table:formula="of:=[.Z8]-([.Z13]+[.Z14])" office:value-type="float" office:value="6.11960865641322" calcext:value-type="float">
            <text:p>6.11960865641322</text:p>
          </table:table-cell>
          <table:table-cell table:formula="of:=[.AA8]-([.AA13]+[.AA14])" office:value-type="float" office:value="5.34500035641322" calcext:value-type="float">
            <text:p>5.34500035641322</text:p>
          </table:table-cell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_E,E</text:p>
          </table:table-cell>
          <table:table-cell office:value-type="float" office:value="38.7403671" calcext:value-type="float">
            <text:p>38.740367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_E</text:p>
          </table:table-cell>
          <table:table-cell table:formula="of:=[.K10]+[.B27]" office:value-type="float" office:value="91.9143818" calcext:value-type="float">
            <text:p>91.9143818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share S_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^R_T</text:p>
          </table:table-cell>
          <table:table-cell table:formula="of:=[.K8]" office:value-type="float" office:value="17.2204508" calcext:value-type="float">
            <text:p>17.2204508</text:p>
          </table:table-cell>
          <table:table-cell table:formula="of:=[.K8]/[.B28]" office:value-type="float" office:value="0.187353170012835" calcext:value-type="float">
            <text:p>0.1873531700128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^R_P</text:p>
          </table:table-cell>
          <table:table-cell table:formula="of:=[.K7]" office:value-type="float" office:value="18.0781536" calcext:value-type="float">
            <text:p>18.0781536</text:p>
          </table:table-cell>
          <table:table-cell table:formula="of:=[.K7]/[.B28]" office:value-type="float" office:value="0.196684710770692" calcext:value-type="float">
            <text:p>0.1966847107706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^R_B</text:p>
          </table:table-cell>
          <table:table-cell table:formula="of:=[.K9]" office:value-type="float" office:value="17.8754103" calcext:value-type="float">
            <text:p>17.8754103</text:p>
          </table:table-cell>
          <table:table-cell table:formula="of:=[.K9]/[.B28]" office:value-type="float" office:value="0.194478926474159" calcext:value-type="float">
            <text:p>0.1944789264741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Y_E,E</text:p>
          </table:table-cell>
          <table:table-cell table:formula="of:=[.B27]" office:value-type="float" office:value="38.7403671" calcext:value-type="float">
            <text:p>38.7403671</text:p>
          </table:table-cell>
          <table:table-cell table:formula="of:=[.B27]/[.B28]" office:value-type="float" office:value="0.421483192742314" calcext:value-type="float">
            <text:p>0.421483192742314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2" office:value-type="string" calcext:value-type="string">
            <text:p>intermediate E cons 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hare E_P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A</text:p>
          </table:table-cell>
          <table:table-cell office:value-type="float" office:value="1.11656214" calcext:value-type="float">
            <text:p>1.11656214</text:p>
          </table:table-cell>
          <table:table-cell table:formula="of:=[.B37]/[.$B$31]" office:value-type="float" office:value="0.0617630630154619" calcext:value-type="float">
            <text:p>0.06176306301546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</text:p>
          </table:table-cell>
          <table:table-cell table:formula="of:=[.K4]" office:value-type="float" office:value="6.2621353" calcext:value-type="float">
            <text:p>6.2621353</text:p>
          </table:table-cell>
          <table:table-cell table:formula="of:=[.B38]/[.$B$31]" office:value-type="float" office:value="0.346392415871497" calcext:value-type="float">
            <text:p>0.3463924158714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</text:p>
          </table:table-cell>
          <table:table-cell table:formula="of:=[.K6]" office:value-type="float" office:value="2.7984442" calcext:value-type="float">
            <text:p>2.7984442</text:p>
          </table:table-cell>
          <table:table-cell table:formula="of:=[.B39]/[.$B$31]" office:value-type="float" office:value="0.154797014226055" calcext:value-type="float">
            <text:p>0.1547970142260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 </text:p>
          </table:table-cell>
          <table:table-cell table:formula="of:=[.C31]*[.B28]-SUM([.B37:.B39])" office:value-type="float" office:value="7.90101196" calcext:value-type="float">
            <text:p>7.90101196</text:p>
          </table:table-cell>
          <table:table-cell table:formula="of:=[.B40]/[.$B$31]" office:value-type="float" office:value="0.437047506886987" calcext:value-type="float">
            <text:p>0.43704750688698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style-name="ce2" office:value-type="string" calcext:value-type="string">
            <text:p>Y_E,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_LDV_T</text:p>
          </table:table-cell>
          <table:table-cell table:formula="of:=0.009" office:value-type="float" office:value="0.009" calcext:value-type="float">
            <text:p>0.0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_trucks_T</text:p>
          </table:table-cell>
          <table:table-cell office:value-type="float" office:value="0.65" calcext:value-type="float">
            <text:p>0.6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_LDV</text:p>
          </table:table-cell>
          <table:table-cell table:formula="of:=[.I13]/[.I8]" office:value-type="float" office:value="0.459509001531155" calcext:value-type="float">
            <text:p>0.45950900153115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_trucks</text:p>
          </table:table-cell>
          <table:table-cell table:formula="of:=[.I14]/[.I8]" office:value-type="float" office:value="0.227480975484387" calcext:value-type="float">
            <text:p>0.2274809754843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_other_transport</text:p>
          </table:table-cell>
          <table:table-cell table:formula="of:=1-([.B46]+[.B47])" office:value-type="float" office:value="0.313010022984458" calcext:value-type="float">
            <text:p>0.313010022984458</text:p>
          </table:table-cell>
          <table:table-cell table:number-columns-repeated="2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2" office:value-type="string" calcext:value-type="string">
            <text:p>C_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_LDV_C</text:p>
          </table:table-cell>
          <table:table-cell office:value-type="float" office:value="0.9" calcext:value-type="float">
            <text:p>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_E_B,C</text:p>
          </table:table-cell>
          <table:table-cell table:formula="of:=0.673" office:value-type="float" office:value="0.673" calcext:value-type="float">
            <text:p>0.67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_E_B</text:p>
          </table:table-cell>
          <table:table-cell table:formula="of:=[.B53]*[.K9]" office:value-type="float" office:value="12.0301511319" calcext:value-type="float">
            <text:p>12.03015113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_E_T</text:p>
          </table:table-cell>
          <table:table-cell table:formula="of:=[.B52]*[.K13]" office:value-type="float" office:value="6.91440507" calcext:value-type="float">
            <text:p>6.91440507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4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">
      <number:fraction number:min-integer-digits="0" number:min-numerator-digits="1" loext:max-numerator-digits="1" number:min-denominator-digits="1" number:max-denominator-value="9"/>
    </number:number-style>
    <number:date-style style:name="N160">
      <number:day/>
      <number:text>-</number:text>
      <number:month number:textual="true"/>
      <number:text>-</number:text>
      <number:year/>
    </number:date-style>
    <number:number-style style:name="N131">
      <number:fraction number:min-integer-digits="0" number:min-numerator-digits="2" loext:max-numerator-digits="2" number:min-denominator-digits="2" number:max-denominator-value="99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55">
      <number:day/>
      <number:text>-</number:text>
      <number:month number:textual="true"/>
    </number:dat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53">
      <number:month number:textual="true"/>
      <number:text>-</number:text>
      <number:year/>
    </number:date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7:29:01.462542321</meta:creation-date>
    <dc:date>2023-11-14T18:11:20.736972974</dc:date>
    <meta:editing-duration>PT10H1M50S</meta:editing-duration>
    <meta:editing-cycles>5</meta:editing-cycles>
    <meta:generator>LibreOffice/7.3.7.2$Linux_X86_64 LibreOffice_project/30$Build-2</meta:generator>
    <meta:document-statistic meta:table-count="2" meta:cell-count="416" meta:object-count="0"/>
  </office:meta>
</office:document-meta>
</file>